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sto_20_normale">
      <style:text-properties fo:font-size="12pt" fo:background-color="transparent" style:font-size-asian="12pt" style:font-size-complex="12pt"/>
    </style:style>
    <style:style style:name="P2" style:family="paragraph" style:parent-style-name="Testo_20_normale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Testo_20_normale">
      <style:text-properties fo:font-size="12pt" style:font-size-asian="12pt" style:font-size-complex="12pt"/>
    </style:style>
    <style:style style:name="P4" style:family="paragraph" style:parent-style-name="Testo_20_normale">
      <style:text-properties style:font-name="Times New Roman" fo:font-size="12pt" fo:language="en" fo:country="GB" fo:font-style="italic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5" style:family="paragraph" style:parent-style-name="Testo_20_normale">
      <style:text-properties style:font-name="Times New Roman" fo:font-size="12pt" fo:language="en" fo:country="GB" fo:font-style="normal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" style:family="paragraph" style:parent-style-name="Testo_20_normale">
      <style:text-properties style:font-name="Times New Roman" fo:font-size="12pt" fo:language="fr" fo:country="FR" fo:font-style="italic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7" style:family="paragraph" style:parent-style-name="Testo_20_normale">
      <style:text-properties style:font-name="Times New Roman" fo:font-size="12pt" fo:language="fr" fo:country="FR" fo:font-style="italic" fo:font-weight="normal" officeooo:paragraph-rsid="0011c629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8" style:family="paragraph" style:parent-style-name="Testo_20_normale">
      <style:text-properties style:font-name="Times New Roman" fo:font-size="12pt" style:font-size-asian="12pt" style:font-size-complex="12pt"/>
    </style:style>
    <style:style style:name="P9" style:family="paragraph" style:parent-style-name="Testo_20_normale">
      <style:text-properties style:font-name="Symbol" fo:font-size="12pt" fo:language="en" fo:country="GB" fo:font-style="normal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0" style:family="paragraph" style:parent-style-name="Testo_20_normale" style:master-page-name="Standard">
      <style:paragraph-properties fo:margin-top="0cm" fo:margin-bottom="0.423cm" loext:contextual-spacing="false" fo:text-align="center" style:justify-single-word="false" style:page-number="auto"/>
      <style:text-properties style:font-name="Times New Roman" fo:font-size="20pt" fo:language="en" fo:country="GB" fo:font-weight="bold" style:font-size-asian="20pt" style:font-weight-asian="bold" style:font-name-complex="Times New Roman"/>
    </style:style>
    <style:style style:name="P11" style:family="paragraph" style:parent-style-name="Testo_20_normale">
      <style:text-properties style:font-name="Times New Roman" fo:font-size="12pt" fo:language="en" fo:country="GB" fo:font-style="italic" fo:font-weight="normal" officeooo:rsid="0011c629" officeooo:paragraph-rsid="001482f7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2" style:family="paragraph" style:parent-style-name="Testo_20_normale">
      <style:text-properties style:font-name="Times New Roman" fo:font-size="12pt" fo:language="fr" fo:country="FR" fo:font-style="italic" fo:font-weight="normal" officeooo:paragraph-rsid="001482f7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3" style:family="paragraph" style:parent-style-name="Testo_20_normale">
      <style:text-properties fo:font-size="12pt" fo:background-color="transparent" style:font-size-asian="12pt" style:font-size-complex="12pt"/>
    </style:style>
    <style:style style:name="P14" style:family="paragraph" style:parent-style-name="Testo_20_normale">
      <style:text-properties fo:font-size="12pt" officeooo:paragraph-rsid="001482f7" fo:background-color="transparen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imes New Roman" fo:language="en" fo:country="GB"/>
    </style:style>
    <style:style style:name="T4" style:family="text">
      <style:text-properties style:font-name="Times New Roman" fo:language="en" fo:country="GB" fo:font-style="italic" style:font-style-asian="italic" style:font-name-complex="Times New Roman" style:font-style-complex="italic"/>
    </style:style>
    <style:style style:name="T5" style:family="text">
      <style:text-properties style:font-name="Times New Roman" fo:language="en" fo:country="GB" fo:font-style="italic" fo:font-weight="bold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GB" fo:font-style="italic" fo:font-weight="normal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style:font-name="Times New Roman" fo:language="en" fo:country="GB" fo:font-style="italic" fo:font-weight="normal" officeooo:rsid="0011c629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style:font-name="Times New Roman" fo:language="en" fo:country="GB" fo:font-style="italic" fo:background-color="transparent" loext:char-shading-value="0" style:font-style-asian="italic" style:font-name-complex="Times New Roman" style:font-style-complex="italic"/>
    </style:style>
    <style:style style:name="T9" style:family="text">
      <style:text-properties style:font-name="Times New Roman" fo:language="en" fo:country="GB" style:font-name-complex="Times New Roman"/>
    </style:style>
    <style:style style:name="T10" style:family="text">
      <style:text-properties style:font-name="Times New Roman" fo:language="en" fo:country="GB" fo:font-weight="bold" style:font-weight-asian="bold" style:font-weight-complex="bold"/>
    </style:style>
    <style:style style:name="T11" style:family="text">
      <style:text-properties style:font-name="Times New Roman" fo:language="en" fo:country="GB" fo:font-style="normal" fo:font-weight="bold" style:font-style-asian="normal" style:font-weight-asian="bold" style:font-name-complex="Times New Roman" style:font-style-complex="normal" style:font-weight-complex="bold"/>
    </style:style>
    <style:style style:name="T12" style:family="text">
      <style:text-properties style:font-name="Times New Roman" fo:language="en" fo:country="GB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Times New Roman" fo:language="en" fo:country="GB" fo:font-style="normal" fo:font-weight="bold" fo:background-color="transparent" loext:char-shading-value="0" style:font-style-asian="normal" style:font-weight-asian="bold" style:font-name-complex="Times New Roman" style:font-style-complex="normal" style:font-weight-complex="bold"/>
    </style:style>
    <style:style style:name="T14" style:family="text">
      <style:text-properties style:font-name="Times New Roman" fo:language="en" fo:country="GB" fo:font-style="normal" style:font-style-asian="normal" style:font-name-complex="Times New Roman" style:font-style-complex="normal"/>
    </style:style>
    <style:style style:name="T15" style:family="text">
      <style:text-properties style:font-name="Times New Roman" fo:language="en" fo:country="GB" fo:font-style="normal" fo:font-weight="normal" style:font-style-asian="normal" style:font-weight-asian="normal" style:font-name-complex="Times New Roman" style:font-style-complex="normal" style:font-weight-complex="normal"/>
    </style:style>
    <style:style style:name="T16" style:family="text">
      <style:text-properties style:font-name="Times New Roman" fo:language="en" fo:country="GB" fo:font-style="normal" fo:font-weight="normal" officeooo:rsid="0011c629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style:font-name="Times New Roman" fo:language="en" fo:country="GB" fo:font-style="normal" fo:background-color="transparent" loext:char-shading-value="0" style:font-style-asian="normal" style:font-name-complex="Times New Roman" style:font-style-complex="normal"/>
    </style:style>
    <style:style style:name="T18" style:family="text">
      <style:text-properties style:font-name="Times New Roman" fo:language="fr" fo:country="FR" fo:font-style="italic" style:font-style-asian="italic" style:font-name-complex="Times New Roman" style:font-style-complex="italic"/>
    </style:style>
    <style:style style:name="T19" style:family="text">
      <style:text-properties style:font-name="Times New Roman" fo:language="fr" fo:country="FR" fo:font-style="normal" fo:font-weight="bold" style:font-style-asian="normal" style:font-weight-asian="bold" style:font-name-complex="Times New Roman" style:font-style-complex="normal" style:font-weight-complex="bold"/>
    </style:style>
    <style:style style:name="T20" style:family="text">
      <style:text-properties style:font-name="Times New Roman" fo:language="fr" fo:country="FR" fo:font-style="normal" style:font-style-asian="normal" style:font-name-complex="Times New Roman" style:font-style-complex="normal"/>
    </style:style>
    <style:style style:name="T21" style:family="text">
      <style:text-properties style:font-name="Symbol"/>
    </style:style>
    <style:style style:name="T22" style:family="text">
      <style:text-properties style:font-name="Symbol" fo:language="en" fo:country="GB" fo:font-style="normal" style:font-style-asian="normal" style:font-name-complex="Times New Roman" style:font-style-complex="normal"/>
    </style:style>
    <style:style style:name="T23" style:family="text">
      <style:text-properties style:font-name="Symbol" fo:language="en" fo:country="GB" fo:font-style="normal" style:font-style-asian="normal" style:font-style-complex="normal"/>
    </style:style>
    <style:style style:name="T24" style:family="text">
      <style:text-properties style:font-name="Symbol" fo:language="en" fo:country="GB" fo:font-style="normal" officeooo:rsid="0011c629" style:font-style-asian="normal" style:font-style-complex="normal"/>
    </style:style>
    <style:style style:name="T25" style:family="text">
      <style:text-properties style:font-name="Symbol" fo:language="en" fo:country="GB" fo:font-style="normal" fo:font-weight="bold" style:font-style-asian="normal" style:font-weight-asian="bold" style:font-name-complex="Times New Roman" style:font-style-complex="normal" style:font-weight-complex="bold"/>
    </style:style>
    <style:style style:name="T26" style:family="text">
      <style:text-properties style:font-name="Symbol" fo:language="en" fo:country="GB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Symbol" fo:language="en" fo:country="GB" fo:font-style="normal" fo:font-weight="bold" officeooo:rsid="0011c629" style:font-style-asian="normal" style:font-weight-asian="bold" style:font-style-complex="normal" style:font-weight-complex="bold"/>
    </style:style>
    <style:style style:name="T28" style:family="text">
      <style:text-properties style:font-name="Symbol" fo:language="en" fo:country="GB" fo:font-style="normal" fo:font-weight="normal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style:font-name="Symbol" fo:language="en" fo:country="GB" fo:font-style="normal" fo:background-color="transparent" loext:char-shading-value="0" style:font-style-asian="normal" style:font-name-complex="Times New Roman" style:font-style-complex="normal"/>
    </style:style>
    <style:style style:name="T30" style:family="text">
      <style:text-properties style:font-name="Symbol" fo:language="en" fo:country="GB" fo:font-style="italic" fo:background-color="transparent" loext:char-shading-value="0" style:font-style-asian="italic" style:font-name-complex="Times New Roman" style:font-style-complex="italic"/>
    </style:style>
    <style:style style:name="T31" style:family="text">
      <style:text-properties style:font-name="Symbol" fo:language="fr" fo:country="FR" fo:font-style="normal" style:font-style-asian="normal" style:font-name-complex="Times New Roman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800000" style:font-name="Times New Roman" fo:language="en" fo:country="GB" fo:font-style="italic" style:font-style-asian="italic" style:font-name-complex="Times New Roman" style:font-style-complex="italic"/>
    </style:style>
    <style:style style:name="T35" style:family="text">
      <style:text-properties fo:language="en" fo:country="GB"/>
    </style:style>
    <style:style style:name="T36" style:family="text">
      <style:text-properties fo:language="en" fo:country="GB" fo:font-style="normal" style:font-style-asian="normal" style:font-style-complex="normal"/>
    </style:style>
    <style:style style:name="T37" style:family="text">
      <style:text-properties fo:language="en" fo:country="GB" fo:font-style="normal" officeooo:rsid="0011c629" style:font-style-asian="normal" style:font-style-complex="normal"/>
    </style:style>
    <style:style style:name="T38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language="en" fo:country="GB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background-color="#ffffcc" loext:char-shading-value="0"/>
    </style:style>
    <style:style style:name="T41" style:family="text">
      <style:text-properties fo:color="#000099" style:font-name="Courier 10 Pitc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rammar (BNF) of the Specification Language</text:p>
      <text:p text:style-name="P3"><text:span text:style-name="T4">specification</text:span><text:span text:style-name="T9"> </text:span><text:span text:style-name="T21"></text:span><text:span text:style-name="T9"> </text:span><text:span text:style-name="T4">spec-list</text:span></text:p>
      <text:p text:style-name="P3"><text:span text:style-name="T8">spec-list </text:span><text:span text:style-name="T29"></text:span><text:span text:style-name="T30"> </text:span><text:span text:style-name="T8">spec </text:span><text:span text:style-name="T13">.</text:span><text:span text:style-name="T8"> spec-list | spec </text:span><text:span text:style-name="T13">.</text:span></text:p>
      <text:p text:style-name="P3"><text:span text:style-name="T8">spec </text:span><text:span text:style-name="T29"></text:span><text:span text:style-name="T30"> </text:span><text:span text:style-name="T8">model-decl </text:span><text:span text:style-name="T17">|</text:span><text:span text:style-name="T8"> system-decl </text:span><text:span text:style-name="T17">|</text:span><text:span text:style-name="T8"> problem-decl</text:span></text:p>
      <text:p text:style-name="P3"><text:span text:style-name="T8">model-decl </text:span><text:span text:style-name="T29"></text:span><text:span text:style-name="T30"> </text:span><text:span text:style-name="T8">comp-model-decl </text:span><text:span text:style-name="T17">|</text:span><text:span text:style-name="T8"> net-model-decl</text:span></text:p>
      <text:p text:style-name="P1"/>
      <text:p text:style-name="P1"><text:span text:style-name="T34">comp-model-decl</text:span><text:span text:style-name="T4"> </text:span><text:span text:style-name="T22"></text:span><text:span text:style-name="T4"> </text:span><text:span text:style-name="T11">component model</text:span><text:span text:style-name="T4"> </text:span><text:span text:style-name="T11">id is </text:span></text:p>
      <text:p text:style-name="P1"><text:span text:style-name="T11"><text:s text:c="38"/></text:span><text:span text:style-name="T6">event-decl </text:span></text:p>
      <text:p text:style-name="P4"><text:s text:c="38"/>input-decl </text:p>
      <text:p text:style-name="P4"><text:s text:c="38"/>output-decl </text:p>
      <text:p text:style-name="P4"><text:s text:c="38"/>state-decl </text:p>
      <text:p text:style-name="P4"><text:s text:c="38"/>transition-decl </text:p>
      <text:p text:style-name="P1"><text:span text:style-name="T6"><text:s text:c="34"/></text:span><text:span text:style-name="T11">end id</text:span></text:p>
      <text:p text:style-name="P1"><text:span text:style-name="T4">event-decl </text:span><text:span text:style-name="T22"></text:span><text:span text:style-name="T4"> </text:span><text:span text:style-name="T11">event</text:span><text:span text:style-name="T4"> id-list </text:span><text:span text:style-name="T11">;</text:span></text:p>
      <text:p text:style-name="P1"><text:span text:style-name="T4">id-list </text:span><text:span text:style-name="T31"></text:span><text:span text:style-name="T14"> </text:span><text:span text:style-name="T11">id ,</text:span><text:span text:style-name="T4"> id-list | </text:span><text:span text:style-name="T11">id</text:span></text:p>
      <text:p text:style-name="P2"><text:span text:style-name="T4">input-decl </text:span><text:span text:style-name="T22"></text:span><text:span text:style-name="T4"> </text:span><text:span text:style-name="T11">input</text:span><text:span text:style-name="T4"> id-list </text:span><text:span text:style-name="T11">; </text:span><text:span text:style-name="T14">| </text:span><text:span text:style-name="T25"></text:span></text:p>
      <text:p text:style-name="P2"><text:span text:style-name="T4">output-decl </text:span><text:span text:style-name="T22"></text:span><text:span text:style-name="T4"> </text:span><text:span text:style-name="T11">output</text:span><text:span text:style-name="T4"> id-list </text:span><text:span text:style-name="T11">; </text:span><text:span text:style-name="T14">| </text:span><text:span text:style-name="T25"></text:span></text:p>
      <text:p text:style-name="P2"><text:span text:style-name="T4">state-decl </text:span><text:span text:style-name="T22"></text:span><text:span text:style-name="T4"> </text:span><text:span text:style-name="T11">state</text:span><text:span text:style-name="T4"> id-list </text:span><text:span text:style-name="T11">; </text:span></text:p>
      <text:p text:style-name="P2"><text:span text:style-name="T4">transition-decl </text:span><text:span text:style-name="T22"> </text:span><text:span text:style-name="T11">transition</text:span><text:span text:style-name="T14"> </text:span><text:span text:style-name="T4">trans-decl-list</text:span><text:span text:style-name="T14"> </text:span><text:span text:style-name="T11">;</text:span></text:p>
      <text:p text:style-name="P2"><text:span text:style-name="T4">trans-decl-list</text:span><text:span text:style-name="T22"></text:span><text:span text:style-name="T4"> trans-decl</text:span><text:span text:style-name="T5"> </text:span><text:span text:style-name="T11">,</text:span><text:span text:style-name="T5"> </text:span><text:span text:style-name="T4">trans-decl-list | trans-decl</text:span></text:p>
      <text:p text:style-name="P2"><text:span text:style-name="T4">trans-decl </text:span><text:span text:style-name="T22"></text:span><text:span text:style-name="T4"> </text:span><text:span text:style-name="T11">id = </text:span><text:span text:style-name="T4">event </text:span><text:span text:style-name="T11">, id</text:span><text:span text:style-name="T4"> </text:span><text:span text:style-name="T5">-&gt;</text:span><text:span text:style-name="T4"> </text:span><text:span text:style-name="T11">id</text:span><text:span text:style-name="T4"> </text:span><text:span text:style-name="T11">,</text:span><text:span text:style-name="T4"> </text:span><text:span text:style-name="T11">{</text:span><text:span text:style-name="T4"> opt-ref-list </text:span><text:span text:style-name="T11">}</text:span></text:p>
      <text:p text:style-name="P2"><text:span text:style-name="T4">event </text:span><text:span text:style-name="T22"></text:span><text:span text:style-name="T4"> ref</text:span><text:span text:style-name="T11"> </text:span><text:span text:style-name="T14">| </text:span><text:span text:style-name="T11">( )</text:span></text:p>
      <text:p text:style-name="P6"><text:span text:style-name="T35">ref </text:span><text:span text:style-name="T23"></text:span><text:span text:style-name="T35"> </text:span><text:span text:style-name="T38">id ( id )</text:span></text:p>
      <text:p text:style-name="P6"><text:span text:style-name="T35">opt-ref-list </text:span><text:span text:style-name="T23"></text:span><text:span text:style-name="T35"> ref-list </text:span><text:span text:style-name="T36">| </text:span><text:span text:style-name="T26"></text:span></text:p>
      <text:p text:style-name="P2"><text:span text:style-name="T4">ref-list </text:span><text:span text:style-name="T22"></text:span><text:span text:style-name="T4"> ref </text:span><text:span text:style-name="T11">,</text:span><text:span text:style-name="T5"> </text:span><text:span text:style-name="T4">ref-list | ref</text:span></text:p>
      <text:p text:style-name="P1"/>
      <text:p text:style-name="P1"><text:span text:style-name="T34">net-model-decl</text:span><text:span text:style-name="T4"> </text:span><text:span text:style-name="T22"></text:span><text:span text:style-name="T4"> </text:span><text:span text:style-name="T11">network model</text:span><text:span text:style-name="T4"> </text:span><text:span text:style-name="T11">id is </text:span></text:p>
      <text:p text:style-name="P1"><text:span text:style-name="T11"><text:s text:c="35"/></text:span><text:span text:style-name="T6">component-section</text:span></text:p>
      <text:p text:style-name="P14"><text:span text:style-name="T6"><text:tab/><text:tab/><text:tab/></text:span><text:span text:style-name="T7">input-decl</text:span></text:p>
      <text:p text:style-name="P11"><text:span text:style-name="T6"><text:tab/><text:tab/><text:tab/>output-decl</text:span></text:p>
      <text:p text:style-name="P4"><text:s text:c="35"/>link-section </text:p>
      <text:p text:style-name="P4"><text:s text:c="35"/>pattern-section </text:p>
      <text:p text:style-name="P4"><text:s text:c="35"/>initial-section</text:p>
      <text:p text:style-name="P4"><text:s text:c="35"/>viewer-section</text:p>
      <text:p text:style-name="P4"><text:s text:c="35"/>ruler-section</text:p>
      <text:p text:style-name="P9"><text:span text:style-name="T2"><text:s text:c="31"/></text:span><text:span text:style-name="T1">end id</text:span></text:p>
      <text:p text:style-name="P2"><text:span text:style-name="T18">component-section</text:span><text:span text:style-name="T20"> </text:span><text:span text:style-name="T22"></text:span><text:span text:style-name="T20"> </text:span><text:span text:style-name="T19">component </text:span><text:span text:style-name="T18">decl-list</text:span><text:span text:style-name="T20"> </text:span><text:span text:style-name="T19">;</text:span></text:p>
      <text:p text:style-name="P2"><text:span text:style-name="T4">decl-list </text:span><text:span text:style-name="T22"></text:span><text:span text:style-name="T4"> decl </text:span><text:span text:style-name="T11">,</text:span><text:span text:style-name="T5"> </text:span><text:span text:style-name="T4">decl-list | decl</text:span></text:p>
      <text:p text:style-name="P2"><text:span text:style-name="T4">decl </text:span><text:span text:style-name="T22"></text:span><text:span text:style-name="T4"> id-list</text:span><text:span text:style-name="T11"> : id</text:span></text:p>
      <text:p text:style-name="P6">link-section<text:span text:style-name="T32"> </text:span><text:span text:style-name="T23"></text:span><text:span text:style-name="T32"> </text:span><text:span text:style-name="T33">link </text:span>link-list<text:span text:style-name="T32"> </text:span><text:span text:style-name="T33">; </text:span><text:span text:style-name="T32">| </text:span><text:span text:style-name="T26"></text:span></text:p>
      <text:p text:style-name="P6"><text:span text:style-name="T3">link-list</text:span><text:span text:style-name="T23"></text:span><text:span text:style-name="T3"> link-decl </text:span><text:span text:style-name="T12">,</text:span><text:span text:style-name="T10"> </text:span><text:span text:style-name="T3">link-list | link-decl</text:span></text:p>
      <text:p text:style-name="P6"><text:span text:style-name="T3">link-decl </text:span><text:span text:style-name="T23"></text:span><text:span text:style-name="T3"> ref </text:span><text:span text:style-name="T12">-&gt;</text:span><text:span text:style-name="T3"> ref</text:span></text:p>
      <text:p text:style-name="P6">pattern-section<text:span text:style-name="T32"> </text:span><text:span text:style-name="T23"></text:span><text:span text:style-name="T32"> </text:span><text:span text:style-name="T33">pattern </text:span>pattern-list<text:span text:style-name="T32"> </text:span><text:span text:style-name="T33">; </text:span><text:span text:style-name="T32">| </text:span><text:span text:style-name="T26"></text:span></text:p>
      <text:p text:style-name="P6"><text:span text:style-name="T3">pattern-list</text:span><text:span text:style-name="T23"></text:span><text:span text:style-name="T3"> pattern-decl </text:span><text:span text:style-name="T12">,</text:span><text:span text:style-name="T10"> </text:span><text:span text:style-name="T3">pattern-list | pattern-decl</text:span></text:p>
      <text:p text:style-name="P6"><text:span text:style-name="T35">pattern-decl </text:span><text:span text:style-name="T23"></text:span><text:span text:style-name="T35"> </text:span><text:span text:style-name="T37">ref</text:span><text:span text:style-name="T35"> </text:span><text:span text:style-name="T37">pattern-op</text:span><text:span text:style-name="T35"> expr</text:span></text:p>
      <text:p text:style-name="P7"><text:span text:style-name="T37">pattern-op </text:span><text:span text:style-name="T24"> </text:span><text:span text:style-name="T27">=</text:span><text:span text:style-name="T24"> | </text:span><text:span text:style-name="T27">==</text:span></text:p>
      <text:p text:style-name="P6"><text:span text:style-name="T35">expr </text:span><text:span text:style-name="T23"></text:span><text:span text:style-name="T35"> </text:span><text:span text:style-name="T3">expr</text:span><text:span text:style-name="T35"> </text:span><text:span text:style-name="T36">'</text:span><text:span text:style-name="T38">|</text:span><text:span text:style-name="T36">'</text:span><text:span text:style-name="T35"> term </text:span><text:span text:style-name="T36">| </text:span><text:span text:style-name="T35">term</text:span></text:p>
      <text:p text:style-name="P6"><text:span text:style-name="T35">term </text:span><text:span text:style-name="T23"> </text:span><text:span text:style-name="T35">term factor </text:span><text:span text:style-name="T36">| </text:span><text:span text:style-name="T35">term </text:span><text:span text:style-name="T38">&amp;</text:span><text:span text:style-name="T35"> factor </text:span><text:span text:style-name="T36">| </text:span><text:span text:style-name="T35">factor</text:span></text:p>
      <text:p text:style-name="P6"><text:span text:style-name="T35">factor </text:span><text:span text:style-name="T23"></text:span><text:span text:style-name="T3"> factor</text:span><text:span text:style-name="T35"> </text:span><text:span text:style-name="T38">*</text:span><text:span text:style-name="T35"> </text:span><text:span text:style-name="T36">| </text:span><text:span text:style-name="T35">factor </text:span><text:span text:style-name="T38">+</text:span><text:span text:style-name="T35"> </text:span><text:span text:style-name="T36">| </text:span><text:span text:style-name="T35">factor </text:span><text:span text:style-name="T38">?</text:span><text:span text:style-name="T35"> </text:span><text:span text:style-name="T36">| </text:span><text:span text:style-name="T38">(</text:span><text:span text:style-name="T36"> </text:span><text:span text:style-name="T35">expr </text:span><text:span text:style-name="T38">)</text:span><text:span text:style-name="T36"> | </text:span><text:span text:style-name="T38">~</text:span><text:span text:style-name="T36"> </text:span><text:span text:style-name="T35">ref</text:span><text:span text:style-name="T36"> <text:s/>| </text:span><text:span text:style-name="T35">ref</text:span><text:span text:style-name="T36"> </text:span></text:p>
      <text:p text:style-name="P6"><text:span text:style-name="T35">initial-section </text:span><text:span text:style-name="T23"></text:span><text:span text:style-name="T35"> </text:span><text:span text:style-name="T38">initial </text:span><text:span text:style-name="T35">ref-list</text:span><text:span text:style-name="T36"> </text:span><text:span text:style-name="T38">; </text:span><text:span text:style-name="T36">| </text:span><text:span text:style-name="T26"></text:span></text:p>
      <text:p text:style-name="P6"><text:span text:style-name="T35">viewer-section </text:span><text:span text:style-name="T23"></text:span><text:span text:style-name="T35"> </text:span><text:span text:style-name="T38">viewer </text:span><text:span text:style-name="T35">map-list</text:span><text:span text:style-name="T36"> </text:span><text:span text:style-name="T38">; </text:span><text:span text:style-name="T36">| </text:span><text:span text:style-name="T26"></text:span></text:p>
      <text:p text:style-name="P6"><text:soft-page-break/><text:span text:style-name="T35">map-list </text:span><text:span text:style-name="T23"></text:span><text:span text:style-name="T35"> map-decl </text:span><text:span text:style-name="T38">,</text:span><text:span text:style-name="T39"> </text:span><text:span text:style-name="T35">map-list | map-decl</text:span></text:p>
      <text:p text:style-name="P6"><text:span text:style-name="T35">map-decl </text:span><text:span text:style-name="T23"></text:span><text:span text:style-name="T35"> ref </text:span><text:span text:style-name="T38">-&gt;</text:span><text:span text:style-name="T35"> </text:span><text:span text:style-name="T38">id</text:span></text:p>
      <text:p text:style-name="P1"><text:span text:style-name="T6">ruler-section </text:span><text:span text:style-name="T28"></text:span><text:span text:style-name="T6"> </text:span><text:span text:style-name="T11">ruler </text:span><text:span text:style-name="T6">map-list</text:span><text:span text:style-name="T15"> </text:span><text:span text:style-name="T11">; </text:span><text:span text:style-name="T15">| </text:span><text:span text:style-name="T25"></text:span></text:p>
      <text:p text:style-name="P1"/>
      <text:p text:style-name="P1"><text:span text:style-name="T34">system-decl</text:span><text:span text:style-name="T4"> </text:span><text:span text:style-name="T22"></text:span><text:span text:style-name="T4"> </text:span><text:span text:style-name="T11">system</text:span><text:span text:style-name="T4"> </text:span><text:span text:style-name="T11">id is </text:span><text:span text:style-name="T6">system-node-list root-section emergence-section <text:s/></text:span><text:span text:style-name="T11">end id</text:span></text:p>
      <text:p text:style-name="P6"><text:span text:style-name="T35">system-node-list </text:span><text:span text:style-name="T23"></text:span><text:span text:style-name="T35"> system-node</text:span><text:span text:style-name="T38">,</text:span><text:span text:style-name="T39"> </text:span><text:span text:style-name="T35">system-node-list | system-node </text:span><text:span text:style-name="T39">;</text:span></text:p>
      <text:p text:style-name="P6"><text:span text:style-name="T35">system-node </text:span><text:span text:style-name="T23"></text:span><text:span text:style-name="T35"> </text:span><text:span text:style-name="T38">node id: id is </text:span><text:span text:style-name="T35">initial-section viewer-section ruler-section </text:span><text:span text:style-name="T38">end id</text:span></text:p>
      <text:p text:style-name="P1"><text:span text:style-name="T4">root-section </text:span><text:span text:style-name="T22"></text:span><text:span text:style-name="T4"> </text:span><text:span text:style-name="T11">root id</text:span><text:span text:style-name="T15"> </text:span><text:span text:style-name="T11">; </text:span><text:span text:style-name="T15">| </text:span><text:span text:style-name="T25"></text:span></text:p>
      <text:p text:style-name="P1"><text:span text:style-name="T6">emergence-section </text:span><text:span text:style-name="T28"></text:span><text:span text:style-name="T6"> </text:span><text:span text:style-name="T11">emergence </text:span><text:span text:style-name="T16">link</text:span><text:span text:style-name="T6">-list</text:span><text:span text:style-name="T15"> </text:span><text:span text:style-name="T11">; </text:span><text:span text:style-name="T15">| </text:span><text:span text:style-name="T25"></text:span></text:p>
      <text:p text:style-name="P2"/>
      <text:p text:style-name="P2"><text:span text:style-name="T34">problem-decl</text:span><text:span text:style-name="T4"> </text:span><text:span text:style-name="T22"></text:span><text:span text:style-name="T4"> </text:span><text:span text:style-name="T11">problem</text:span><text:span text:style-name="T4"> </text:span><text:span text:style-name="T11">id is </text:span><text:span text:style-name="T4">problem-node-list </text:span><text:span text:style-name="T11">end id</text:span></text:p>
      <text:p text:style-name="P12"><text:span text:style-name="T3">problem-</text:span><text:span text:style-name="T35">node-</text:span><text:span text:style-name="T3">list </text:span><text:span text:style-name="T23"></text:span><text:span text:style-name="T3"> problem-</text:span><text:span text:style-name="T35">node</text:span><text:span text:style-name="T12">,</text:span><text:span text:style-name="T10"> </text:span><text:span text:style-name="T3">problem-</text:span><text:span text:style-name="T35">node-</text:span><text:span text:style-name="T3">list | proble</text:span><text:span text:style-name="T35">m-node </text:span><text:span text:style-name="T39">;</text:span></text:p>
      <text:p text:style-name="P1"><text:span text:style-name="T6">problem-node </text:span><text:span text:style-name="T28"></text:span><text:span text:style-name="T6"> </text:span><text:span text:style-name="T11">node id is </text:span><text:span text:style-name="T6">initial-section viewer-section obs-section ruler-section </text:span><text:span text:style-name="T11">end id</text:span></text:p>
      <text:p text:style-name="P6"><text:span text:style-name="T35">obs-section </text:span><text:span text:style-name="T23"></text:span><text:span text:style-name="T35"> </text:span><text:span text:style-name="T38">obs [ </text:span><text:span text:style-name="T35">opt-id-list</text:span><text:span text:style-name="T38"> ]</text:span><text:span text:style-name="T36"> </text:span><text:span text:style-name="T38">;</text:span></text:p>
      <text:p text:style-name="P6"><text:span text:style-name="T35">opt-id-list </text:span><text:span text:style-name="T23"></text:span><text:span text:style-name="T38"> </text:span><text:span text:style-name="T35">id-list</text:span><text:span text:style-name="T38"> </text:span><text:span text:style-name="T36">| </text:span><text:span text:style-name="T26"></text:span></text:p>
      <text:p text:style-name="P6"/>
      <text:p text:style-name="P8"><text:span text:style-name="T40">Note</text:span>: A specification file may contain several <text:span text:style-name="T41">#include</text:span> directives (not involved in the grammar of the specification language), to be managed by a preprocessor. The (single) file generated by the preprocessor is a phrase of the specification language.<text:line-break/> <text:s text:c="8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sto_20_normale" style:display-name="Testo normale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501cm" fo:margin-left="1.50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ule 1    program -&gt; stat_list</dc:title>
    <meta:initial-creator>Gianfranco Lamperti</meta:initial-creator>
    <meta:creation-date>2010-03-02T12:36:00</meta:creation-date>
    <dc:date>2015-11-26T15:06:50.719372011</dc:date>
    <meta:print-date>2006-05-04T12:48:00</meta:print-date>
    <meta:editing-cycles>76</meta:editing-cycles>
    <meta:editing-duration>PT8H5M16S</meta:editing-duration>
    <meta:generator>LibreOffice/4.4.6.3$Linux_X86_64 LibreOffice_project/40m0$Build-3</meta:generator>
    <meta:document-statistic meta:table-count="0" meta:image-count="0" meta:object-count="0" meta:page-count="2" meta:paragraph-count="63" meta:word-count="385" meta:character-count="2813" meta:non-whitespace-character-count="2000"/>
    <meta:user-defined meta:name="Info 1"/>
    <meta:user-defined meta:name="Info 2"/>
    <meta:user-defined meta:name="Info 3"/>
    <meta:user-defined meta:name="Info 4"/>
  </office:meta>
</office:document-meta>
</file>